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4" svg:font-family="Ebrima"/>
    <style:font-face style:name="Ebrima3" svg:font-family="Ebrima" style:font-adornments="Regular"/>
    <style:font-face style:name="Ebrima5" svg:font-family="Ebrima" style:font-adornments="Standard"/>
    <style:font-face style:name="Mangal2" svg:font-family="Mangal"/>
    <style:font-face style:name="F" svg:font-family="" style:font-family-generic="roman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6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2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40pt" style:font-size-complex="40pt"/>
    </style:style>
    <style:style style:name="P5" style:family="paragraph">
      <style:paragraph-properties fo:line-height="150%">
        <style:tab-stops/>
      </style:paragraph-properties>
    </style:style>
    <style:style style:name="P6" style:family="paragraph">
      <style:paragraph-properties fo:line-height="150%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00%"/>
    </style:style>
    <style:style style:name="P9" style:family="paragraph">
      <style:text-properties fo:font-size="20pt" style:font-size-asian="26pt" style:font-size-complex="26pt"/>
    </style:style>
    <style:style style:name="P10" style:family="paragraph">
      <style:text-properties fo:font-size="28pt" style:font-size-asian="24pt" style:font-size-complex="24pt"/>
    </style:style>
    <style:style style:name="P11" style:family="paragraph">
      <style:text-properties fo:font-size="24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font-name="Calibri3" style:font-name-asian="Calibri3" style:font-name-complex="Calibri3"/>
    </style:style>
    <style:style style:name="T9" style:family="text">
      <style:text-properties style:text-position="-33% 58%" style:font-name="Calibri2" style:font-name-asian="Calibri3" style:font-name-complex="Calibri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font-name="Calibri2" fo:font-size="28pt" style:font-name-asian="Calibri3" style:font-size-asian="40pt" style:font-name-complex="Calibri3" style:font-size-complex="40pt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fo:font-size="28pt" style:font-size-asian="40pt" style:font-size-complex="40pt"/>
    </style:style>
    <style:style style:name="T20" style:family="text">
      <style:text-properties style:font-name="Calibri3" fo:font-size="24pt" style:font-name-asian="Calibri3" style:font-name-complex="Calibri3"/>
    </style:style>
    <style:style style:name="T21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22" style:family="text">
      <style:text-properties style:font-name="Calibri2" fo:font-size="24pt" style:font-name-asian="Calibri3" style:font-name-complex="Calibri3"/>
    </style:style>
    <style:style style:name="T23" style:family="text">
      <style:text-properties style:font-name="Calibri2" fo:font-size="24pt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25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2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8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2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30" style:family="text">
      <style:text-properties style:font-name="Ebrima5" style:font-name-asian="Ebrima5" style:font-name-complex="Ebrima5"/>
    </style:style>
    <style:style style:name="T31" style:family="text">
      <style:text-properties style:font-name="Ebrima2" style:font-name-asian="Ebrima5" style:font-name-complex="Ebrima5"/>
    </style:style>
    <style:style style:name="T32" style:family="text">
      <style:text-properties style:font-name="Ebrima2" fo:font-style="italic" fo:font-weight="bold" style:font-name-asian="Ebrima5" style:font-style-asian="italic" style:font-weight-asian="bold" style:font-name-complex="Ebrima5" style:font-style-complex="italic" style:font-weight-complex="bold"/>
    </style:style>
    <style:style style:name="T33" style:family="text">
      <style:text-properties style:font-name="Ebrima2" fo:font-style="normal" fo:font-weight="normal" style:font-name-asian="Ebrima5" style:font-style-asian="normal" style:font-weight-asian="normal" style:font-name-complex="Ebrima5" style:font-style-complex="normal" style:font-weight-complex="normal"/>
    </style:style>
    <style:style style:name="T34" style:family="text">
      <style:text-properties style:font-name="Ebrima2" fo:font-style="normal" fo:font-weight="bold" style:font-name-asian="Ebrima5" style:font-style-asian="normal" style:font-weight-asian="bold" style:font-name-complex="Ebrima5" style:font-style-complex="normal" style:font-weight-complex="bold"/>
    </style:style>
    <style:style style:name="T35" style:family="text">
      <style:text-properties fo:font-size="24pt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fo:font-size="26pt" style:font-size-asian="36pt" style:font-size-complex="36pt"/>
    </style:style>
    <style:style style:name="T38" style:family="text">
      <style:text-properties fo:font-size="26pt" fo:font-style="italic" style:font-size-asian="36pt" style:font-style-asian="italic" style:font-size-complex="36pt" style:font-style-complex="italic"/>
    </style:style>
    <style:style style:name="T3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ize="20pt" style:font-size-asian="26pt" style:font-size-complex="26pt"/>
    </style:style>
    <style:style style:name="T41" style:family="text">
      <style:text-properties fo:font-size="20pt" fo:font-style="italic" style:font-size-asian="26pt" style:font-style-asian="italic" style:font-size-complex="26pt" style:font-style-complex="italic"/>
    </style:style>
    <style:style style:name="T4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3" style:family="text">
      <style:text-properties style:text-position="-33% 58%" style:font-name="Calibri3" style:font-name-asian="Calibri3" style:font-name-complex="Calibri3"/>
    </style:style>
    <style:style style:name="T44" style:family="text">
      <style:text-properties fo:font-size="28pt" style:font-size-asian="24pt" style:font-size-complex="24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4" fo:font-size="28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4" fo:font-size="28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Ladungserhaltungs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einem abgeschlossenen System bleibt die Summe aus positiver und negativer Ladung kons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Elementarladung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adung besitzt eine gequantelte, atomistische Struktur. Es gibt eine kleinste, nicht mehr teilbare Ladung, die Elementarladung <text:span text:style-name="T1">e</text:span><text:span text:style-name="T2">.</text:span></text:p>
            <text:p><text:span text:style-name="T2">Jede andere Ladung lässt sich als ganzzahliges Vielfaches von e schreiben:</text:span></text:p>
          </draw:text-box>
        </draw:frame>
        <draw:frame draw:style-name="gr2" draw:text-style-name="P1" draw:layer="layout" svg:width="6.182cm" svg:height="1.033cm" svg:x="10.908cm" svg:y="13.283cm">
          <text:p/>
          <draw:object xlink:href="../Elementarlad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adungsdichte? Wie hängt diese mit der Gesamtladung zusamm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adungsdichte <text:span text:style-name="T1">ρ</text:span>(<text:span text:style-name="T3">r</text:span>) ist Ladung pro Volumeneinheit.</text:p>
          </draw:text-box>
        </draw:frame>
        <draw:frame draw:style-name="gr2" draw:text-style-name="P1" draw:layer="layout" svg:width="5.537cm" svg:height="1.892cm" svg:x="11.231cm" svg:y="11.853cm">
          <text:p/>
          <draw:object xlink:href="../Ladungsdichte%20und%20Gesamtlad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Ladungsdichte einer Punktladung <text:span text:style-name="T1">q</text:span> a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ρ</text:span>(<text:span text:style-name="T3">r</text:span>) = <text:span text:style-name="T1">q</text:span> δ(<text:span text:style-name="T3">r</text:span> − <text:span text:style-name="T3">r</text:span><text:span text:style-name="T4">0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charakterisiert die Stromdichte <text:span text:style-name="T3">j</text:span><text:span text:style-name="T5">(</text:span><text:span text:style-name="T3">r</text:span><text:span text:style-name="T5">) die bewegte Ladung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tab/>: Normale in Bewegungsrichtung der fließenden Ladung</text:p>
            <text:p/>
            <text:p><text:tab/>: Ladung, die pro Zeiteinheit durch die Flächeneinheit senkrecht zur Stromrichtung transportiert wird</text:p>
          </draw:text-box>
        </draw:frame>
        <draw:frame draw:style-name="gr2" draw:text-style-name="P1" draw:layer="layout" svg:width="1.206cm" svg:height="2.192cm" svg:x="3.696cm" svg:y="8.403cm">
          <text:p/>
          <draw:object xlink:href="../Normale%20der%20Stromdichte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206cm" svg:height="1.033cm" svg:x="1.796cm" svg:y="11.043cm">
          <text:p/>
          <draw:object xlink:href="../Ladungstransport%20pro%20Zeiteinheit%20durch%20Flächeneinheit%20senkrecht%20zur%20Stromricht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Stromstärke <text:span text:style-name="T1">I</text:span> durch eine vorgegebene Fläche <text:span text:style-name="T1">F</text:span> aus der Stromdichte <text:span text:style-name="T3">j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as Flächenintegral</text:p>
          </draw:text-box>
        </draw:frame>
        <draw:frame draw:style-name="gr2" draw:text-style-name="P1" draw:layer="layout" svg:width="4.392cm" svg:height="1.892cm" svg:x="11.803cm" svg:y="11.853cm">
          <text:p/>
          <draw:object xlink:href="../Stromstärk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Ladungserhaltung als Kontinuitätsgleichung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5.556cm" svg:height="1.997cm" svg:x="11.221cm" svg:y="9.501cm">
          <text:p/>
          <draw:object xlink:href="../Erhaltungssatz%20der%20Ladung%20als%20Kontinuitätsgleich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uf welchen experimentellen Erfahrungstatsachen baut die Elektrostatik auf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6">Coulomb-Kraft</text:span> <text:span text:style-name="T3">F</text:span><text:span text:style-name="T4">12</text:span></text:p>
            <text:p/>
            <text:p>1. ist direkt proportional zu den Ladungen <text:span text:style-name="T1">q</text:span><text:span text:style-name="T4">1</text:span>, <text:span text:style-name="T1">q</text:span><text:span text:style-name="T4">2</text:span>;</text:p>
            <text:p>2. ist umgekehrt proportional zum Quadrat des Abstandes der beiden Ladungen;</text:p>
            <text:p>3. wirkt entlang der Verbindungslinie anziehend für ungleichnamige, abstoßend für gleichnamige Ladungen;</text:p>
            <text:p>4. erfüllt <text:span text:style-name="T1">actio</text:span> = <text:span text:style-name="T1">reactio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Coulomb-Gesetz für Punktladung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em Abstand der beiden Punktladungen q1 und q2</text:p>
            <text:p/>
            <text:p>gilt für die Kraftwirkung zwischen den beiden Ladungen das <text:span text:style-name="T6">Coulomb'sche Gesetz</text:span>:</text:p>
          </draw:text-box>
        </draw:frame>
        <draw:frame draw:style-name="gr2" draw:text-style-name="P1" draw:layer="layout" svg:width="7.244cm" svg:height="1.168cm" svg:x="10.377cm" svg:y="9.915cm">
          <text:p/>
          <draw:object xlink:href="../Abstand%20r12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10.721cm" svg:height="2.564cm" svg:x="8.639cm" svg:y="13.517cm">
          <text:p/>
          <draw:object xlink:href="../Coulomb'sches%20Geset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Superpositionsprinzip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s entspricht dem vierten Newton'schen Axiom und besagt, dass sich die von mehreren Ladungen <text:span text:style-name="T1">q</text:span><text:span text:style-name="T7">j</text:span> auf die Ladung <text:span text:style-name="T1">q</text:span><text:span text:style-name="T7">l</text:span> ausgeübten Coulomb-Kräfte vektoriell addieren:</text:p>
          </draw:text-box>
        </draw:frame>
        <draw:frame draw:style-name="gr2" draw:text-style-name="P1" draw:layer="layout" svg:width="8.392cm" svg:height="2.578cm" svg:x="9.803cm" svg:y="12.81cm">
          <text:p/>
          <draw:object xlink:href="../Superpositionsprinzip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elektrostatische Feld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ie Kraft auf eine Testladung <text:span text:style-name="T1">q</text:span>:</text:p>
          </draw:text-box>
        </draw:frame>
        <draw:frame draw:style-name="gr2" draw:text-style-name="P1" draw:layer="layout" svg:width="3.759cm" svg:height="2.192cm" svg:x="12.12cm" svg:y="11.703cm">
          <text:p/>
          <draw:object xlink:href="../Definition%20des%20elektrischen%20Feldes%20E(r)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Konstante k im Gauß'schen (cgs-) System und im SI-(MKSA-)Syst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Gauß'sches System: k = 1</text:p>
            <text:p>SI-System: k = 1 / 4<text:span text:style-name="T8">πε</text:span><text:span text:style-name="T9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Wert der Influenzkonstanten bzw. Dielektrizitätskonstante des Vakuums <text:span text:style-name="T10">ε</text:span><text:span text:style-name="T11">0</text:span><text:span text:style-name="T10">?</text:span></text:p>
          </draw:text-box>
        </draw:frame>
        <draw:frame presentation:style-name="pr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89cm" svg:height="2.396cm" svg:x="6.054cm" svg:y="9.301cm">
          <text:p/>
          <draw:object xlink:href="../Epsilon%20Null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Punktlad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33cm" svg:height="2.564cm" svg:x="10.233cm" svg:y="9.217cm">
          <text:p/>
          <draw:object xlink:href="../Elektrisches%20Feld%20einer%20Punktlad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von <text:span text:style-name="T1">n</text:span> Punktladung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597cm" svg:height="2.578cm" svg:x="9.201cm" svg:y="9.21cm">
          <text:p/>
          <draw:object xlink:href="../Elektrisches%20Feld%20von%20n%20Punktladungen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kontinuierlichen Ladungsvertei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<text:span text:style-name="T1">q</text:span> = ρ(<text:span text:style-name="T3">r</text:span>')d<text:span text:style-name="T12">3</text:span><text:span text:style-name="T1">r</text:span>' der Ladung im Volumenelement d<text:span text:style-name="T12">3</text:span><text:span text:style-name="T13">r</text:span>' um <text:span text:style-name="T3">r</text:span>'</text:p>
            <text:p>erzeugt d<text:span text:style-name="T1">q</text:span> bei <text:span text:style-name="T3">r</text:span> das Feld</text:p>
            <text:p/>
            <text:p/>
            <text:p/>
            <text:p>So erhält man</text:p>
          </draw:text-box>
        </draw:frame>
        <draw:frame draw:style-name="gr2" draw:text-style-name="P1" draw:layer="layout" svg:width="8.112cm" svg:height="2.327cm" svg:x="9.943cm" svg:y="10.336cm">
          <text:p/>
          <draw:object xlink:href="../Elektrisches%20Feld%20einer%20kontinuierlichen%20Ladungsverteilung%20(differentiell)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11.937cm" svg:height="2.327cm" svg:x="8.41cm" svg:y="14.436cm">
          <text:p/>
          <draw:object xlink:href="../Elektrisches%20Feld%20einer%20kontinuierlichen%20Ladungsverteil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12.179cm" svg:x="1.4cm" svg:y="4.914cm" presentation:class="subtitle">
          <draw:text-box>
            <text:p>Die Feldlinien beeinflussen einander; ungleichnamige Ladungen üben einen Feldlinien-<text:span text:style-name="T1">Zug</text:span><text:span text:style-name="T2"> aufeinander aus, gleichnamige Ladungen einen Feldlinien-</text:span><text:span text:style-name="T1">Druck</text:span><text:span text:style-name="T2">, sie stoßen sich also ab. Die Feldlinie ist als Bahn eines positiven Probenkörpers definiert, Feldlinien schneiden sich somit nie. Sie starten in positiven und enden in negativen Ladungen.</text:span></text:p>
          </draw:text-box>
        </draw:frame>
        <draw:frame presentation:style-name="pr4" draw:layer="layout" svg:width="25.199cm" svg:height="4.51cm" svg:x="1.4cm" svg:y="0.335cm" presentation:class="title" presentation:user-transformed="true">
          <draw:text-box>
            <text:p>Wie hat man den Wechselwirkungsprozess zwischen Punktladungen im <text:span text:style-name="T1">Feldkonzept</text:span> zu verstehen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Coulomb-Kraft konservativ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, aus</text:p>
            <text:p>rot (<text:span text:style-name="T1">q</text:span> <text:span text:style-name="T3">E</text:span>) <text:span text:style-name="T8">≡</text:span><text:span text:style-name="T14"> 0</text:span></text:p>
            <text:p><text:span text:style-name="T14"/></text:p>
            <text:p><text:span text:style-name="T14">folgt, dass die</text:span></text:p>
            <text:p><text:span text:style-name="T14">Coulomb-Kraft </text:span><text:span text:style-name="T15">F</text:span><text:span text:style-name="T14">(</text:span><text:span text:style-name="T15">r</text:span><text:span text:style-name="T14">) = </text:span><text:span text:style-name="T16">q</text:span><text:span text:style-name="T14"> </text:span><text:span text:style-name="T15">E</text:span><text:span text:style-name="T14">(</text:span><text:span text:style-name="T15">r</text:span><text:span text:style-name="T14">)</text:span></text:p>
            <text:p><text:span text:style-name="T14">konservativ ist, sie also ein Potential besitzt:</text:span></text:p>
            <text:p><text:span text:style-name="T14"/></text:p>
            <text:p><text:span text:style-name="T15">F</text:span><text:span text:style-name="T14"> = −</text:span><text:span text:style-name="T17">∇</text:span><text:span text:style-name="T16">V</text:span><text:span text:style-name="T14"> ;</text:span><text:span text:style-name="T14"><text:tab/></text:span><text:span text:style-name="T16">V</text:span><text:span text:style-name="T14"> = </text:span><text:span text:style-name="T16">q</text:span><text:span text:style-name="T14"> </text:span><text:span text:style-name="T18">φ</text:span><text:span text:style-name="T14">(</text:span><text:span text:style-name="T15">r</text:span><text:span text:style-name="T1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skalare elektrische Potential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s statisch-elektrische Feld ist ein reines Gradientenfeld:</text:p>
            <text:p/>
            <text:p><text:span text:style-name="T3">E</text:span>(<text:span text:style-name="T3">r</text:span>) = −<text:span text:style-name="T19">∇</text:span> <text:span text:style-name="T18">φ</text:span>(<text:span text:style-name="T3">r</text:span>)</text:p>
            <text:p/>
            <text:p>Diese Beziehung definiert das skalare elektrische Potential</text:p>
          </draw:text-box>
        </draw:frame>
        <draw:frame draw:style-name="gr2" draw:text-style-name="P1" draw:layer="layout" svg:width="9.88cm" svg:height="2.327cm" svg:x="9.059cm" svg:y="14.236cm">
          <text:p/>
          <draw:object xlink:href="../skalares%20elektrisches%20Potential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elektrischen Feldlinien relativ zu den Äquipotentialfläch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s <text:span text:style-name="T3">E</text:span>(<text:span text:style-name="T3">r</text:span>) = −<text:span text:style-name="T19">∇</text:span> <text:span text:style-name="T18">φ</text:span>(<text:span text:style-name="T3">r</text:span>) ersieht man, dass die Feldlinien senkrecht auf den Äquipotentialflächen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n skalares Potential und elektrisches Feld einer homogen geladenen Kugel (Radius R, Gesamtladung Q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584cm" svg:height="4.977cm" svg:x="7.207cm" svg:y="6.611cm">
          <text:p/>
          <draw:object xlink:href="../skalares%20Potential%20einer%20homogen%20geladenen%20Kugel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11.376cm" svg:height="8.594cm" svg:x="8.311cm" svg:y="11.802cm">
          <text:p/>
          <draw:object xlink:href="../elektrisches%20Feld%20einer%20homogen%20geladenen%20Kugel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physikalischen</text:span> Gauß’schen 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Fluss des <text:span text:style-name="T3">E</text:span>-Feldes durch die Oberfläche eines beliebigen Volumens <text:span text:style-name="T1">V</text:span> ist bis auf einen unwesentlichen Faktor gleich der von <text:span text:style-name="T1">V</text:span> eingeschlossenen Gesamtladung <text:span text:style-name="T1">q</text:span>(<text:span text:style-name="T1">V</text:span>).</text:p>
          </draw:text-box>
        </draw:frame>
        <draw:frame draw:style-name="gr2" draw:text-style-name="P1" draw:layer="layout" svg:width="18.685cm" svg:height="4.671cm" svg:x="4.657cm" svg:y="13.464cm">
          <text:p/>
          <draw:object xlink:href="../Fluss%20des%20elektrischen%20Feldes%20E(r)%20durch%20die%20Oberfläche%20S(V)%20eines%20Volumens%20V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differenziel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4.451cm" svg:height="4.104cm" svg:x="11.774cm" svg:y="8.447cm">
          <text:p/>
          <draw:object xlink:href="../Differenzielle%20Darstellung%20der%20Maxwell-Gleichungen%20der%20Elektrostatik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integra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13cm" svg:height="5.311cm" svg:x="10.243cm" svg:y="7.844cm">
          <text:p/>
          <draw:object xlink:href="../Integrale%20Darstellung%20der%20Maxwell-Gleichungen%20der%20Elektrostatik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Grundproblem der Elektr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ösung der linearen, inhomogenen partiellen Differenzialgleichung 2. Ordnung, der Poisson-Gleichung:</text:p>
          </draw:text-box>
        </draw:frame>
        <draw:frame draw:style-name="gr2" draw:text-style-name="P1" draw:layer="layout" svg:width="6.763cm" svg:height="1.954cm" svg:x="10.618cm" svg:y="12.522cm">
          <text:p/>
          <draw:object xlink:href="../Poisson-Gleichung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tellen Sie den Zusammenhang zwischen den Maxwell-Gleichungen und der Poisson-Gleichung her.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tels des skalaren Potentials des elektrischen Feldes lassen sich die beiden Maxwell-Gleichungen in differenzieller Form zur Poisson-Gleichung zusammenfassen.</text:p>
          </draw:text-box>
        </draw:frame>
        <draw:frame draw:style-name="gr2" draw:text-style-name="P1" draw:layer="layout" svg:width="9.88cm" svg:height="2.327cm" svg:x="9.059cm" svg:y="13.236cm">
          <text:p/>
          <draw:object xlink:href="../skalares%20elektrisches%20Potential.odf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" draw:layer="layout" svg:width="14.156cm" svg:height="4.323cm" svg:x="6.921cm" svg:y="15.738cm">
          <text:p/>
          <draw:object xlink:href="../Poisson-Gleichung%20aus%20dem%20skalaren%20elektrischen%20Potential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aplace-Gleichung und wann muß sie gelöst werden?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<text:span text:style-name="T20">Δ</text:span><text:span text:style-name="T21">φ</text:span><text:span text:style-name="T22">(</text:span><text:span text:style-name="T23">r</text:span><text:span text:style-name="T22">) </text:span><text:span text:style-name="T20">≡</text:span><text:span text:style-name="T22"> 0</text:span></text:p>
            <text:p><text:span text:style-name="T22"/></text:p>
            <text:p><text:span text:style-name="T22">Wenn der Raumbereich ladungsfrei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ie <text:span text:style-name="T6">allgemeine</text:span> Lösung der Poisson-Gleichung auch darstellen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Als Summe einer <text:span text:style-name="T6">speziellen</text:span> Lösung der Poisson-Gleichung und der allgemeinen Lösung der Laplac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4" draw:layer="layout" svg:width="25.199cm" svg:height="3.925cm" svg:x="1.4cm" svg:y="0.626cm" presentation:class="title" presentation:user-transformed="true">
          <draw:text-box>
            <text:p><text:span text:style-name="T19">Wie verhalten sich Normal- und Tangentialkomponente des elektrostatischen Feldes beim Durchgang durch eine Grenzfläche mit der Flächenladungsdichte σ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Normalkomponente verhält sich an der Grenzfläche unstetig, während die Tangentialkomponente auf jeden Fall stetig durch die Grenzfläche geht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 einer statischen Ladungskonfiguration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Energie einer auf einen endlichen Raumbereich beschränkten Ladungskonfiguration ρ(<text:span text:style-name="T3">r</text:span>) entspricht der Arbeit, die notwendig ist, um Ladungen aus dem Unendlichen ( <text:span text:style-name="T18">φ</text:span>(∞) = 0 ) zu dieser Konfiguration zusammenzuziehen.</text:p>
          </draw:text-box>
        </draw:frame>
        <draw:frame draw:style-name="gr2" draw:text-style-name="P1" draw:layer="layout" svg:width="12.827cm" svg:height="5.062cm" svg:x="7.586cm" svg:y="13.168cm">
          <text:p/>
          <draw:object xlink:href="../Verschiebearbeit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Energiedichte des elektrostatischen Felde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3.937cm" svg:height="1.954cm" svg:x="12.031cm" svg:y="10.222cm">
          <text:p/>
          <draw:object xlink:href="../Energiedichte%20des%20elektrostatischen%20Feldes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Plattenkondensator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Unter einem Plattenkondensator versteht man ein System von zwei parallel zueinanderangeordneten Platten mit dem Abstand <text:span text:style-name="T1">d</text:span> und der Fläche <text:span text:style-name="T1">F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apazität eines Kondensators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urch die Proportionalitätskonstante zwischen Kondensatorladung und Spannung:</text:p>
          </draw:text-box>
        </draw:frame>
        <draw:frame draw:style-name="gr2" draw:text-style-name="P1" draw:layer="layout" svg:width="7.886cm" svg:height="2.192cm" svg:x="10.056cm" svg:y="12.903cm">
          <text:p/>
          <draw:object xlink:href="../Kapazität%20des%20Plattenkondensator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 Energiedichte liegt in einem Kugelkondensator vor? Wie lautet seine Gesamtenerg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6.373cm" svg:height="6.212cm" svg:x="5.813cm" svg:y="7.393cm">
          <text:p/>
          <draw:object xlink:href="../Energiedichte%20des%20Kugelkondensator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äuft das elektrische Feld in einem Zylinderkondensator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xialsymmetrisch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einem Dipol? Wie sieht das von einem Dipol <text:span text:style-name="T3">p</text:span> bewirkte skalare Potential aus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ine Anordnung von zwei entgegengesetzt gleich großen Punktladungen <text:span text:style-name="T8">±</text:span><text:span text:style-name="T16">q</text:span><text:span text:style-name="T24">, deren Abstand </text:span><text:span text:style-name="T16">a</text:span><text:span text:style-name="T24"> bei gleichzeitig anwachsender Ladung </text:span><text:span text:style-name="T16">q</text:span><text:span text:style-name="T24"> so gegen Null geht, dass das </text:span><text:span text:style-name="T25">Dipolmoment</text:span></text:p>
            <text:p><text:span text:style-name="T24"/></text:p>
            <text:p><text:span text:style-name="T24"/></text:p>
            <text:p><text:span text:style-name="T24"/></text:p>
            <text:p><text:span text:style-name="T24">dabei konstant und endlich bleibt. Der so definierte Dipol liegt dann in einem festen Raumpunkt.</text:span></text:p>
            <text:p><text:span text:style-name="T24"/></text:p>
          </draw:text-box>
        </draw:frame>
        <draw:frame draw:style-name="gr2" draw:text-style-name="P1" draw:layer="layout" svg:width="4.06cm" svg:height="2.295cm" svg:x="11.969cm" svg:y="9.852cm">
          <text:p/>
          <draw:object xlink:href="../Dipolmoment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1">r</text:span>-Abhängigkeit besitzt das elektrische Dipolfeld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r</text:span><text:span text:style-name="T12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as elektrische Potential des Dipols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13cm" svg:height="2.327cm" svg:x="10.434cm" svg:y="9.336cm">
          <text:p/>
          <draw:object xlink:href="../elektrisches%20Potential%20des%20Dipols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mponenten des elektrischen Feldes beim Dipol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Wählt man als Polarachse die Dipolrichtung p,</text:p>
            <text:p/>
            <text:p/>
            <text:p/>
            <text:p>so erhält man als Komponenten des elektrischen Feldes</text:p>
          </draw:text-box>
        </draw:frame>
        <draw:frame draw:style-name="gr2" draw:text-style-name="P1" draw:layer="layout" svg:width="10.229cm" svg:height="2.327cm" svg:x="8.885cm" svg:y="9.936cm">
          <text:p/>
          <draw:object xlink:href="../elektrisches%20Potential%20des%20Dipols%20in%20Kugelkoordinaten%20mit%20Polarachse%20=%20Dipolrichtung%20p.odf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1" draw:layer="layout" svg:width="10.181cm" svg:height="6.93cm" svg:x="8.909cm" svg:y="13.734cm">
          <text:p/>
          <draw:object xlink:href="../Komponenten%20des%20elektrischen%20Feldes%20beim%20Dipol%20in%20Kugelkoordinaten%20mit%20Polarachse%20=%20Dipolrichtung%20p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Dipolfeld in kompakter For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955cm" svg:height="2.434cm" svg:x="7.022cm" svg:y="9.282cm">
          <text:p/>
          <draw:object xlink:href="../Dipolfeld%20in%20kompakter%20Form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4" draw:layer="layout" svg:width="25.199cm" svg:height="3.925cm" svg:x="1.4cm" svg:y="0.627cm" presentation:class="title" presentation:user-transformed="true">
          <draw:text-box>
            <text:p><text:span text:style-name="T19">Welche Kraft und welches Drehmoment wirken auf einen Dipol im homogenen elektrostatischen Feld? Bei welcher Stellung hat der Dipol die geringste potenzielle Energie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 <text:span text:style-name="T3">F</text:span><text:span text:style-name="T4">D</text:span>(<text:span text:style-name="T3">r</text:span>) = (<text:span text:style-name="T3">p</text:span> · <text:span text:style-name="T19">∇</text:span>) <text:span text:style-name="T3">E</text:span>(<text:span text:style-name="T3">r</text:span>) erfährt der Dipol keine Kraft, aber das Drehmoment</text:p>
            <text:p><text:span text:style-name="T3">M</text:span><text:span text:style-name="T4">D</text:span>(<text:span text:style-name="T3">r</text:span>) = <text:span text:style-name="T3">p</text:span> × <text:span text:style-name="T3">E</text:span>(<text:span text:style-name="T3">r</text:span>) .</text:p>
            <text:p/>
            <text:p>Bei Parallelstellung von Dipol und Feld</text:p>
          </draw:text-box>
        </draw:frame>
        <draw:frame draw:style-name="gr2" draw:text-style-name="P1" draw:layer="layout" svg:width="6.699cm" svg:height="3.588cm" svg:x="10.65cm" svg:y="13.605cm">
          <text:p/>
          <draw:object xlink:href="../Zustand%20geringster%20Energie%20des%20Dipols%20im%20homogenen%20elektrischen%20Feld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polschich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nter einer <text:span text:style-name="T1">Dipolschicht</text:span> (auch <text:span text:style-name="T1">Doppelschicht</text:span>) versteht man eine mit Dipolen belegte Fläche, deren Achsen überall die Richtung der Flächennormalen haben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Damit <text:span text:style-name="T3">D</text:span> endlich bleibt muß die Flächenladungsdichte über alle Grenzen wachsen (analog zur Definition des Dipols).</text:p>
            <text:p/>
            <text:p>Rechnet man das Potential aus</text:p>
            <text:p/>
            <text:p>So erhält man für den Potentialsprung, der als Potentialabfall innerhalb der Dipolschicht erklärbar ist (identisch zu einem Plattenkondensator mit Plattenabstand <text:span text:style-name="T1">d</text:span><text:span text:style-name="T2"> !</text:span>):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Man erhält für den Potentialsprung:</text:p>
            <text:p/>
            <text:p/>
            <text:p/>
            <text:p/>
            <text:p>Dieser ist als Potentialabfall <text:span text:style-name="T6">innerhalb</text:span> der Dipolschicht erklärbar. Fasst man die Dipolschicht als einen Plattenkondensator mit Plattenabstand <text:span text:style-name="T1">d</text:span><text:span text:style-name="T2"> auf, so entspricht dies exakt der Spannung zwischen den beiden Platten.</text:span></text:p>
          </draw:text-box>
        </draw:frame>
        <draw:frame draw:style-name="gr2" draw:text-style-name="P1" draw:layer="layout" svg:width="8.415cm" svg:height="3.95cm" svg:x="9.792cm" svg:y="7.924cm">
          <text:p/>
          <draw:object xlink:href="../Potentialsprung%20beim%20Durchgang%20durch%20die%20Dipolschicht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Quadrupol? Wie sieht das Quadrupolpotential aus?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in Quadrupol ist analog zu einem Dipol aus zwei antiparallelen, gleich großen Dipolen zusammengesetzt. Das Quadrupolpotential errechnet sich wie folgt: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6.322cm" svg:height="12.558cm" svg:x="5.838cm" svg:y="7.92cm">
          <text:p/>
          <draw:object xlink:href="../Potential%20des%20Quadrupol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Quadrupolmomente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 der Forderung, dass diese beim Grenzübergang endlich bleiben (analog zum Dipolmoment)</text:p>
          </draw:text-box>
        </draw:frame>
        <draw:frame draw:style-name="gr2" draw:text-style-name="P1" draw:layer="layout" svg:width="4.912cm" svg:height="2.467cm" svg:x="11.543cm" svg:y="7.366cm">
          <text:p/>
          <draw:object xlink:href="../Quadrupolmom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kizzieren Sie die Äquipotentialflächen und die elektrischen Feldlinien des gestreckten (linearen) Quadrupol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4.099cm" svg:height="9.999cm" svg:x="6.95cm" svg:y="5.5cm">
          <text:p/>
          <draw:object xlink:href="../Äquipotentialflächen%20und%20Feldlinien%20des%20gestreckten%20(linearen)%20Quadrupols.PNG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Auswertung des Volumenintegrals über eine räumlich begrenzte Ladungsverteilung. Da nur das asymptotische Verhalten von <text:span text:style-name="T18">φ</text:span><text:span text:style-name="T26"> und </text:span><text:span text:style-name="T27">E</text:span><text:span text:style-name="T28"> in der </text:span><text:span text:style-name="T29">Fernzone</text:span><text:span text:style-name="T28"> (</text:span><text:span text:style-name="T29">r</text:span><text:span text:style-name="T28"> &gt;&gt; </text:span><text:span text:style-name="T29">R</text:span><text:span text:style-name="T28">) interessiert, führt man eine Taylor-Entwicklung des Integranden nach </text:span><text:span text:style-name="T29">r</text:span><text:span text:style-name="T28">'/</text:span><text:span text:style-name="T29">r</text:span><text:span text:style-name="T28"> – Potenzen a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Potentialentwicklung nach den Momenten der Ladungsverteilung. Es zeigt sich, dass sich das Potential einer beliebigen Ladungsverteilung aus den Potentialen einer Punktladung, eines Dipols, eines Quadrupols, eines Oktupols usw. zusammensetzt.</text:p>
            <text:p>Für sehr weit vom <text:span text:style-name="T8">ρ ≠ </text:span><text:span text:style-name="T14">0 – Gebiet entfernte Punkte wirkt die Ladungsverteilung wie eine Punktladung im Ursprung, da das erste Glied der Entwicklung dominiert.</text:span></text:p>
          </draw:text-box>
        </draw:frame>
        <draw:frame draw:style-name="gr2" draw:text-style-name="P1" draw:layer="layout" svg:width="15.006cm" svg:height="2.429cm" svg:x="6.496cm" svg:y="15.085cm">
          <text:p/>
          <draw:object xlink:href="../Multipolentwicklung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Sie das Dipolmoment und das Quadrupolmoment einer Ladungsdichte <text:span text:style-name="T1">ρ</text:span>(<text:span text:style-name="T3">r</text:span>)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6.705cm" svg:height="1.274cm" svg:x="10.647cm" svg:y="8.562cm">
          <text:p/>
          <draw:object xlink:href="../Dipolmoment%20einer%20Ladungsdichte.odf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2.291cm" svg:height="1.291cm" svg:x="7.854cm" svg:y="12.454cm">
          <text:p/>
          <draw:object xlink:href="../Quadrupolmoment%20einer%20Ladungsdichte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as Dipolmoment bei einer Drehung, wie bei einer Translation des Koordinatensystem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s ist invariant gegenüber Rotationen, aber i.d.R. nicht gegenüber Translationen.</text:p>
            <text:p>Verschwindet jedoch die Gesamtladung <text:span text:style-name="T1">q</text:span><text:span text:style-name="T2">, dann ist das Dipolmoment auch Translationen gegenüber invaria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<text:span text:style-name="T30">≠ </text:span><text:span text:style-name="T31">0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er Monopolterm:</text:p>
            <text:p/>
          </draw:text-box>
        </draw:frame>
        <draw:frame draw:style-name="gr2" draw:text-style-name="P1" draw:layer="layout" svg:width="6.184cm" svg:height="2.327cm" svg:x="10.907cm" svg:y="11.736cm">
          <text:p/>
          <draw:object xlink:href="../Monopolterm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=<text:span text:style-name="T30"> </text:span><text:span text:style-name="T31">0?</text:span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/>
            <text:p>Der Dipolterm:</text:p>
            <text:p/>
            <text:p/>
            <text:p/>
            <text:p>Beispielsweise realisiert durch ein Paar aus entgegengesetzt gleichen Punktladungen</text:p>
            <text:p>ρ(<text:span text:style-name="T3">r</text:span>) = −<text:span text:style-name="T1">q</text:span> δ(<text:span text:style-name="T3">r</text:span>) + <text:span text:style-name="T1">q</text:span> δ(<text:span text:style-name="T3">r</text:span> − <text:span text:style-name="T3">a</text:span>) ,</text:p>
            <text:p/>
            <text:p>mit dem Dipolmoment</text:p>
            <text:p><text:span text:style-name="T3">p</text:span> = −<text:span text:style-name="T1">q</text:span> · <text:span text:style-name="T6">0</text:span> + <text:span text:style-name="T1">q</text:span> <text:span text:style-name="T3">a</text:span> = <text:span text:style-name="T1">q</text:span> <text:span text:style-name="T3">a</text:span> .</text:p>
          </draw:text-box>
        </draw:frame>
        <draw:frame draw:style-name="gr2" draw:text-style-name="P1" draw:layer="layout" svg:width="7.13cm" svg:height="2.327cm" svg:x="10.434cm" svg:y="7.836cm">
          <text:p/>
          <draw:object xlink:href="../Dipolterm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=<text:span text:style-name="T30"> </text:span><text:span text:style-name="T31">0 und </text:span><text:span text:style-name="T32">p</text:span><text:span text:style-name="T33"> = </text:span><text:span text:style-name="T34">0</text:span><text:span text:style-name="T31">?</text:span>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<text:span text:style-name="T35">Der Quadrupolterm:</text:span></text:p>
            <text:p><text:span text:style-name="T35"/></text:p>
          </draw:text-box>
        </draw:frame>
        <draw:frame draw:style-name="gr2" draw:text-style-name="P1" draw:layer="layout" svg:width="9.263cm" svg:height="2.462cm" svg:x="9.368cm" svg:y="11.268cm">
          <text:p/>
          <draw:object xlink:href="../Quadrupolterm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Quadrupoltensor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1">Q</text:span><text:span text:style-name="T7">ij</text:span> sind definiert durch</text:p>
            <text:p/>
            <text:p/>
            <text:p>und stellen die Komponenten des Quadrupoltensors dar:</text:p>
          </draw:text-box>
        </draw:frame>
        <draw:frame draw:style-name="gr2" draw:text-style-name="P1" draw:layer="layout" svg:width="7.471cm" svg:height="4.117cm" svg:x="10.264cm" svg:y="13.841cm">
          <text:p/>
          <draw:object xlink:href="../Quadrupoltensor.odf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1" draw:layer="layout" svg:width="12.291cm" svg:height="1.291cm" svg:x="7.854cm" svg:y="10.304cm">
          <text:p/>
          <draw:object xlink:href="../Quadrupolmoment%20einer%20Ladungsdichte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spezielle Eigenschaften des Quadrupoltensors.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a) Er ist Spurfrei, die Summe der Diagonalelemente ist Null</text:p>
            <text:p>b) Er ist Symmetrisch, d.h. <text:span text:style-name="T1">Q</text:span><text:span text:style-name="T7">ij</text:span> = <text:span text:style-name="T1">Q</text:span><text:span text:style-name="T7">ji</text:span><text:span text:style-name="T36">.</text:span></text:p>
            <text:p><text:span text:style-name="T36">c) Da</text:span></text:p>
            <text:p><text:span text:style-name="T36"/></text:p>
            <text:p><text:span text:style-name="T36">gilt:</text:span></text:p>
          </draw:text-box>
        </draw:frame>
        <draw:frame draw:style-name="gr2" draw:text-style-name="P1" draw:layer="layout" svg:width="8.998cm" svg:height="2.192cm" svg:x="9.5cm" svg:y="11.103cm">
          <text:p/>
          <draw:object xlink:href="../Quadrupolmomente%20qij.odf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1" draw:layer="layout" svg:width="7.771cm" svg:height="1.778cm" svg:x="10.114cm" svg:y="13.61cm">
          <text:p/>
          <draw:object xlink:href="../Quadrupolmomente%20Qij%20mit%20qij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Haben kugelsymmetrische Ladungsverteilungen ein Dipolmoment und ein Quadrupolmoment? Begründen Sie Ihre Antwort.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Weder noch: sie haben kein Dipolmoment, weil spiegelysmmetrische Ladungsverteilungen <text:span text:style-name="T8">ρ</text:span><text:span text:style-name="T14">(</text:span><text:span text:style-name="T15">r</text:span><text:span text:style-name="T14">') = </text:span><text:span text:style-name="T8">ρ</text:span><text:span text:style-name="T14">(-</text:span><text:span text:style-name="T15">r</text:span><text:span text:style-name="T14">') kein Dipolmoment haben:</text:span></text:p>
            <text:p><text:span text:style-name="T14"/></text:p>
            <text:p><text:span text:style-name="T14"/></text:p>
            <text:p><text:span text:style-name="T14"/></text:p>
            <text:p><text:span text:style-name="T14">Und sie haben kein Quadrupolmoment, da aus Symmetriegründen </text:span><text:span text:style-name="T16">Q</text:span><text:span text:style-name="T9">11</text:span><text:span text:style-name="T14"> = </text:span><text:span text:style-name="T16">Q</text:span><text:span text:style-name="T9">22</text:span><text:span text:style-name="T14"> = </text:span><text:span text:style-name="T16">Q</text:span><text:span text:style-name="T9">33</text:span><text:span text:style-name="T14"> ist. Da die Spur des Quadrupoltensors = 0 ist, ist auch </text:span><text:span text:style-name="T16">Q</text:span><text:span text:style-name="T9">ii</text:span><text:span text:style-name="T14"> = 0. Außerdem ist </text:span><text:span text:style-name="T16">Q</text:span><text:span text:style-name="T9">ij</text:span><text:span text:style-name="T14"> = 0 für </text:span><text:span text:style-name="T16">i</text:span><text:span text:style-name="T14"> </text:span><text:span text:style-name="T8">≠</text:span><text:span text:style-name="T14"> </text:span><text:span text:style-name="T16">j</text:span><text:span text:style-name="T24">, was man durch direkte Winkelintegration sieht.</text:span></text:p>
          </draw:text-box>
        </draw:frame>
        <draw:frame draw:style-name="gr2" draw:text-style-name="P1" draw:layer="layout" svg:width="23.909cm" svg:height="2.844cm" svg:x="2.045cm" svg:y="8.377cm">
          <text:p/>
          <draw:object xlink:href="../Dipolmoment%20einer%20spiegelsymmetrischen%20Ladungsverteilung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Randwertprobl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 text:style-name="P5">Wenn <text:span text:style-name="T8">ρ(</text:span><text:span text:style-name="T27">r</text:span><text:span text:style-name="T8">') in einem Raumbereich </text:span><text:span text:style-name="T18">V</text:span><text:span text:style-name="T8">, </text:span><text:span text:style-name="T18">φ</text:span><text:span text:style-name="T8"> oder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uf gewissen Grenz- oder Randflächen in </text:span><text:span text:style-name="T18">V</text:span><text:span text:style-name="T8"> gegeben ist</text:span></text:p>
            <text:p><text:span text:style-name="T8">Und man das skalare Potential </text:span><text:span text:style-name="T18">φ</text:span><text:span text:style-name="T28">(</text:span><text:span text:style-name="T27">r</text:span><text:span text:style-name="T28">) </text:span><text:span text:style-name="T8">in allen Punkten </text:span><text:span text:style-name="T27">r</text:span><text:span text:style-name="T8"> des interessierenden Raumbereichs sucht</text:span></text:p>
          </draw:text-box>
        </draw:frame>
        <draw:frame draw:style-name="gr2" draw:text-style-name="P1" draw:layer="layout" svg:width="4.745cm" svg:height="1.997cm" svg:x="16.827cm" svg:y="8.351cm">
          <text:p/>
          <draw:object xlink:href="../elektrisches%20Feld%20differenziert%20nach%20den%20Normalen%20einer%20Gren-%20oder%20Randfläche.odf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Poisson-Integral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712cm" svg:height="2.327cm" svg:x="9.143cm" svg:y="9.336cm">
          <text:p/>
          <draw:object xlink:href="../Poisson-Integral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richlet- und Neumann-Randbedingunge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8">Dirichlet-Randbedingungen: </text:span><text:span text:style-name="T18">φ</text:span><text:span text:style-name="T14"> auf </text:span><text:span text:style-name="T16">S</text:span><text:span text:style-name="T14">(</text:span><text:span text:style-name="T16">V</text:span><text:span text:style-name="T14">) gegeben !</text:span></text:p>
            <text:p><text:span text:style-name="T14"/></text:p>
            <text:p><text:span text:style-name="T14">Neumann-Randbedingungen:</text:span><text:span text:style-name="T14"><text:tab/></text:span><text:span text:style-name="T14"><text:tab/></text:span><text:span text:style-name="T14"><text:tab/></text:span><text:span text:style-name="T14"><text:tab/></text:span><text:span text:style-name="T14"> auf </text:span><text:span text:style-name="T16">S</text:span><text:span text:style-name="T14">(</text:span><text:span text:style-name="T16">V</text:span><text:span text:style-name="T14">) gegeben !</text:span></text:p>
          </draw:text-box>
        </draw:frame>
        <draw:frame draw:style-name="gr2" draw:text-style-name="P1" draw:layer="layout" svg:width="4.745cm" svg:height="1.997cm" svg:x="13.577cm" svg:y="11.201cm">
          <text:p/>
          <draw:object xlink:href="../elektrisches%20Feld%20differenziert%20nach%20den%20Normalen%20einer%20Gren-%20oder%20Randfläche.odf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Nennen Sie physikalische Situationen für Dirichlet- bzw. Neumann-Randbedingungen.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eiteroberflächen ⇐⇒ <text:span text:style-name="T18">φ</text:span><text:span text:style-name="T14"> = const: Dirichlet-Randbedingungen</text:span></text:p>
            <text:p><text:span text:style-name="T14"/></text:p>
            <text:p text:style-name="P6"><text:span text:style-name="T14">Geladene (Nichtleiter-)Flächen ⇐⇒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: Neumann-Rdbd.</text:span></text:p>
          </draw:text-box>
        </draw:frame>
        <draw:frame draw:style-name="gr2" draw:text-style-name="P1" draw:layer="layout" svg:width="6.723cm" svg:height="2.153cm" svg:x="13.438cm" svg:y="11.373cm">
          <text:p/>
          <draw:object xlink:href="../geladene%20Flächen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reen’sche Funktion in der Elektrostatik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Green'sche Funktion ist die Lösung der Poisson-Gleichung für eine Punktladung <text:span text:style-name="T1">q</text:span> = 1:</text:p>
            <text:p/>
            <text:p/>
            <text:p><text:span text:style-name="T1">G</text:span>(<text:span text:style-name="T3">r</text:span>,<text:span text:style-name="T3">r</text:span>') ist eine in <text:span text:style-name="T3">r</text:span> und <text:span text:style-name="T3">r</text:span>' symmetrische Funktion und hat in V die Lösung:</text:p>
            <text:p/>
            <text:p/>
            <text:p>Wobei <text:span text:style-name="T1">f</text:span>(<text:span text:style-name="T3">r</text:span>,<text:span text:style-name="T3">r</text:span>') eine beliebige, in <text:span text:style-name="T3">r</text:span> und <text:span text:style-name="T3">r</text:span>' symmetrische Funktion sein kann, gefordert ist einzig, dass <text:span text:style-name="T6">in</text:span> <text:span text:style-name="T1">V</text:span>:</text:p>
          </draw:text-box>
        </draw:frame>
        <draw:frame draw:style-name="gr2" draw:text-style-name="P1" draw:layer="layout" svg:width="9.823cm" svg:height="1.954cm" svg:x="9.088cm" svg:y="8.422cm">
          <text:p/>
          <draw:object xlink:href="../Lösung%20der%20Poisson-Gleichung%20mit%20der%20Green'schen%20Funktion.odf" xlink:type="simple" xlink:show="embed" xlink:actuate="onLoad"/>
          <draw:image xlink:href="./ObjectReplacements/Object 54" xlink:type="simple" xlink:show="embed" xlink:actuate="onLoad"/>
        </draw:frame>
        <draw:frame draw:style-name="gr2" draw:text-style-name="P1" draw:layer="layout" svg:width="12.64cm" svg:height="2.327cm" svg:x="7.679cm" svg:y="11.336cm">
          <text:p/>
          <draw:object xlink:href="../Green'sche%20Funktion%20in%20der%20Elektrostatik.odf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1" draw:layer="layout" svg:width="5.393cm" svg:height="1.168cm" svg:x="11.303cm" svg:y="15.815cm">
          <text:p/>
          <draw:object xlink:href="../Bedingung%20für%20die%20Green'sche%20Funktion%20in%20der%20Elektrostatik%20-%20f%20in%20r%20und%20r'%20symmetrisch%20und%20IN%20V%20dieses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text-style-name="P7" draw:layer="layout" svg:width="25.199cm" svg:height="3.506cm" svg:x="1.4cm" svg:y="0.836cm" presentation:class="title" presentation:user-transformed="true">
          <draw:text-box>
            <text:p><text:span text:style-name="T37">Wie bestimmt die Green’sche Funktion das elektrostatische Potential bei vorgegebenen Dirichlet-Randbedingungen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Ist <text:span text:style-name="T18">φ</text:span><text:span text:style-name="T14">(</text:span><text:span text:style-name="T15">r</text:span><text:span text:style-name="T14">') vorgegeben, </text:span>wählt man <text:span text:style-name="T1">f</text:span>(<text:span text:style-name="T3">r</text:span>,<text:span text:style-name="T3">r</text:span>') so, dass<text:tab/><text:tab/><text:tab/><text:tab/><text:tab/><text:tab/><text:tab/><text:tab/></text:p>
            <text:p/>
            <text:p>Dies wird häufig, aber nicht notwendig immer durch</text:p>
            <text:p/>
            <text:p>realisiert. So erhält man das skalare Potential:</text:p>
          </draw:text-box>
        </draw:frame>
        <draw:frame draw:style-name="gr2" draw:text-style-name="P1" draw:layer="layout" svg:width="9.167cm" svg:height="2.107cm" svg:x="17.116cm" svg:y="8.096cm">
          <text:p/>
          <draw:object xlink:href="../f%20der%20Green'schen%20Funktion%20bei%20Dirichlet-Randbedingungen.odf" xlink:type="simple" xlink:show="embed" xlink:actuate="onLoad"/>
          <draw:image xlink:href="./ObjectReplacements/Object 57" xlink:type="simple" xlink:show="embed" xlink:actuate="onLoad"/>
        </draw:frame>
        <draw:frame draw:style-name="gr2" draw:text-style-name="P1" draw:layer="layout" svg:width="10.011cm" svg:height="1.168cm" svg:x="8.994cm" svg:y="11.465cm">
          <text:p/>
          <draw:object xlink:href="../Bedingung%20für%20die%20Green'schen%20Funktion%20bei%20Dirichlet-Randbedingungen.odf" xlink:type="simple" xlink:show="embed" xlink:actuate="onLoad"/>
          <draw:image xlink:href="./ObjectReplacements/Object 58" xlink:type="simple" xlink:show="embed" xlink:actuate="onLoad"/>
        </draw:frame>
        <draw:frame draw:style-name="gr2" draw:text-style-name="P1" draw:layer="layout" svg:width="18.468cm" svg:height="2.437cm" svg:x="4.765cm" svg:y="13.681cm">
          <text:p/>
          <draw:object xlink:href="../Skalares%20Potential%20der%20Green'schen%20Funktion%20bei%20Dirichlet-Randbedingungen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text-style-name="P7" draw:layer="layout" svg:width="25.199cm" svg:height="3.506cm" svg:x="1.4cm" svg:y="0.836cm" presentation:class="title" presentation:user-transformed="true">
          <draw:text-box>
            <text:p><text:span text:style-name="T37">Wie bestimmt die Green’sche Funktion das elektrostatische Potential bei vorgegebenen Neumann-Randbedingungen?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text:style-name="P6">Falls<text:tab/><text:tab/><text:tab/><text:tab/> auf <text:span text:style-name="T1">S</text:span>(<text:span text:style-name="T1">V</text:span>) vorgegeben ist, wählt man <text:span text:style-name="T1">f</text:span>(<text:span text:style-name="T3">r</text:span>,<text:span text:style-name="T3">r</text:span>') so, dass</text:p>
            <text:p text:style-name="P6"/>
            <text:p text:style-name="P6">gilt, wobei <text:span text:style-name="T18">φ</text:span><text:span text:style-name="T9">0</text:span><text:span text:style-name="T14"> eine beliebige Konstante sein darf. Man wählt </text:span><text:span text:style-name="T16">f</text:span><text:span text:style-name="T14">(</text:span><text:span text:style-name="T15">r</text:span><text:span text:style-name="T14">,</text:span><text:span text:style-name="T15">r</text:span><text:span text:style-name="T14">') also häufig so, dass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gilt. In dem Fall hat die an sich irrelevante Konstante </text:span><text:span text:style-name="T18">φ</text:span><text:span text:style-name="T9">0</text:span><text:span text:style-name="T14"> die Bedeutung des Mittelwertes von </text:span><text:span text:style-name="T18">φ</text:span><text:span text:style-name="T14"> auf der geschlossenen Oberfläche </text:span><text:span text:style-name="T16">S</text:span><text:span text:style-name="T14">(</text:span><text:span text:style-name="T16">V</text:span><text:span text:style-name="T14">):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und man erhält als formale Lösung für das skalare Potential:</text:span></text:p>
          </draw:text-box>
        </draw:frame>
        <draw:frame draw:style-name="gr2" draw:text-style-name="P1" draw:layer="layout" svg:width="4.745cm" svg:height="1.997cm" svg:x="4.077cm" svg:y="5.251cm">
          <text:p/>
          <draw:object xlink:href="../elektrisches%20Feld%20differenziert%20nach%20den%20Normalen%20einer%20Gren-%20oder%20Randfläche.odf" xlink:type="simple" xlink:show="embed" xlink:actuate="onLoad"/>
          <draw:image xlink:href="./ObjectReplacements/Object 60" xlink:type="simple" xlink:show="embed" xlink:actuate="onLoad"/>
        </draw:frame>
        <draw:frame draw:style-name="gr2" draw:text-style-name="P1" draw:layer="layout" svg:width="12.136cm" svg:height="2.437cm" svg:x="7.931cm" svg:y="6.331cm">
          <text:p/>
          <draw:object xlink:href="../f%20der%20Green'schen%20Funktion%20bei%20Neumann-Randbedingungen.odf" xlink:type="simple" xlink:show="embed" xlink:actuate="onLoad"/>
          <draw:image xlink:href="./ObjectReplacements/Object 61" xlink:type="simple" xlink:show="embed" xlink:actuate="onLoad"/>
        </draw:frame>
        <draw:frame draw:style-name="gr2" draw:text-style-name="P1" draw:layer="layout" svg:width="13.187cm" svg:height="2.327cm" svg:x="7.406cm" svg:y="9.936cm">
          <text:p/>
          <draw:object xlink:href="../Bedingung%20für%20die%20Green'sche%20Funktion%20bei%20Neumann-Randbedingungen.odf" xlink:type="simple" xlink:show="embed" xlink:actuate="onLoad"/>
          <draw:image xlink:href="./ObjectReplacements/Object 62" xlink:type="simple" xlink:show="embed" xlink:actuate="onLoad"/>
        </draw:frame>
        <draw:frame draw:style-name="gr2" draw:text-style-name="P1" draw:layer="layout" svg:width="7.589cm" svg:height="2.302cm" svg:x="17.305cm" svg:y="13.248cm">
          <text:p/>
          <draw:object xlink:href="../phi_0%20als%20Mittelwert%20von%20phi%20auf%20der%20geschlossenen%20Oberfläche%20S(V).odf" xlink:type="simple" xlink:show="embed" xlink:actuate="onLoad"/>
          <draw:image xlink:href="./ObjectReplacements/Object 63" xlink:type="simple" xlink:show="embed" xlink:actuate="onLoad"/>
        </draw:frame>
        <draw:frame draw:style-name="gr2" draw:text-style-name="P1" draw:layer="layout" svg:width="21.014cm" svg:height="2.107cm" svg:x="3.492cm" svg:y="16.946cm">
          <text:p/>
          <draw:object xlink:href="../Skalares%20Potential%20der%20Green'schen%20Funktion%20bei%20Neumann-Randbedingungen.odf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presentation:style-name="pr4" draw:layer="layout" svg:width="25.199cm" svg:height="9.019cm" svg:x="1.4cm" svg:y="-1.918cm" presentation:class="title" presentation:user-transformed="true">
          <draw:text-box>
            <text:p>Was ist für f(r,r') in der Green'schen Funktion zu fordern?<text:line-break/>Wie sieht die Realisierung der Green'schen Funktion aus?<text:line-break/>Wie sieht das elektrostatische Potential der Green'schen Funktion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5" draw:text-style-name="P6" draw:layer="layout" svg:width="25.199cm" svg:height="12.179cm" svg:x="1.4cm" svg:y="4.914cm" presentation:class="subtitle">
          <draw:text-box>
            <text:p text:style-name="P6">Man bestimmt die Green'sche Funktion</text:p>
            <text:p text:style-name="P6"/>
            <text:p text:style-name="P6">d.h., das Potential einer Punktladung <text:span text:style-name="T1">q</text:span> = 1. Das eigentliche Problem liegt in der Festlegung der Funktion <text:span text:style-name="T1">f</text:span>(<text:span text:style-name="T3">r</text:span>,<text:span text:style-name="T3">r</text:span>'), die auf <text:span text:style-name="T1">S</text:span>(<text:span text:style-name="T1">V</text:span>) je nach Randbedingung</text:p>
            <text:p text:style-name="P6">oder </text:p>
            <text:p text:style-name="P6">erfüllen muß. Innerhalb des Raumbereichs <text:span text:style-name="T1">V</text:span> muß <text:span text:style-name="T1">f</text:span> die Laplace‑Gleichung erfüllen:</text:p>
          </draw:text-box>
        </draw:frame>
        <draw:frame presentation:style-name="pr4" draw:layer="layout" svg:width="25.199cm" svg:height="3.506cm" svg:x="1.4cm" svg:y="0.837cm" presentation:class="title">
          <draw:text-box>
            <text:p>Wie löst man das Randwertproblem mit der Green'schen Funktion?</text:p>
          </draw:text-box>
        </draw:frame>
        <draw:frame draw:style-name="gr2" draw:text-style-name="P1" draw:layer="layout" svg:width="12.64cm" svg:height="2.327cm" svg:x="7.679cm" svg:y="6.736cm">
          <text:p/>
          <draw:object xlink:href="../Green'sche%20Funktion%20in%20der%20Elektrostatik.odf" xlink:type="simple" xlink:show="embed" xlink:actuate="onLoad"/>
          <draw:image xlink:href="./ObjectReplacements/Object 65" xlink:type="simple" xlink:show="embed" xlink:actuate="onLoad"/>
        </draw:frame>
        <draw:frame draw:style-name="gr2" draw:text-style-name="P1" draw:layer="layout" svg:width="10.011cm" svg:height="1.168cm" svg:x="2.894cm" svg:y="12.015cm">
          <text:p/>
          <draw:object xlink:href="../Bedingung%20für%20die%20Green'schen%20Funktion%20bei%20Dirichlet-Randbedingungen.odf" xlink:type="simple" xlink:show="embed" xlink:actuate="onLoad"/>
          <draw:image xlink:href="./ObjectReplacements/Object 66" xlink:type="simple" xlink:show="embed" xlink:actuate="onLoad"/>
        </draw:frame>
        <draw:frame draw:style-name="gr2" draw:text-style-name="P1" draw:layer="layout" svg:width="13.187cm" svg:height="2.327cm" svg:x="14.806cm" svg:y="11.436cm">
          <text:p/>
          <draw:object xlink:href="../Bedingung%20für%20die%20Green'sche%20Funktion%20bei%20Neumann-Randbedingungen.odf" xlink:type="simple" xlink:show="embed" xlink:actuate="onLoad"/>
          <draw:image xlink:href="./ObjectReplacements/Object 67" xlink:type="simple" xlink:show="embed" xlink:actuate="onLoad"/>
        </draw:frame>
        <draw:frame draw:style-name="gr2" draw:text-style-name="P1" draw:layer="layout" svg:width="10.581cm" svg:height="1.168cm" svg:x="8.709cm" svg:y="16.615cm">
          <text:p/>
          <draw:object xlink:href="../Laplace-Gleichung.odf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Methode der Bildladungen.</text:p>
          </draw:text-box>
        </draw:frame>
        <draw:frame presentation:style-name="pr2" draw:text-style-name="P6" draw:layer="layout" svg:width="25.199cm" svg:height="12.179cm" svg:x="1.4cm" svg:y="4.914cm" presentation:class="subtitle">
          <draw:text-box>
            <text:p text:style-name="P6"><text:span text:style-name="T1">f</text:span>(<text:span text:style-name="T3">r</text:span>,<text:span text:style-name="T3">r</text:span>') wird als Potential einer Ladungsverteilung außerhalb <text:span text:style-name="T1">V</text:span> angesehen, das zusammen mit dem Potential<text:tab/><text:tab/><text:tab/><text:tab/> <text:s text:c="2"/>der Punktladung <text:span text:style-name="T1">q </text:span>= 1 bei <text:span text:style-name="T3">r</text:span>' für die gegebenen Randbedingungen auf <text:span text:style-name="T1">S</text:span>(<text:span text:style-name="T1">V</text:span>) sorgt.</text:p>
            <text:p text:style-name="P8">Man bringt also außerhalb von <text:span text:style-name="T1">V</text:span> an von der Geometrie des Problems abhängenden Stellen fiktive Ladungen, so genannte <text:span text:style-name="T1">Bildladungen</text:span>, an, durch welche die geforderten Randbedingungen erfüllt werden. Da diese außerhalb von <text:span text:style-name="T1">V</text:span> liegen, stören sie die Poisson‑Gleichung innerhalb von <text:span text:style-name="T1">V</text:span> nicht.</text:p>
          </draw:text-box>
        </draw:frame>
        <draw:frame draw:style-name="gr2" draw:text-style-name="P1" draw:layer="layout" svg:width="5.019cm" svg:height="2.327cm" svg:x="13.39cm" svg:y="7.236cm">
          <text:p/>
          <draw:object xlink:href="../Potential%20der%20Punktladung%20q=1%20bei%20r'%20in%20der%20Green'schen%20Funktion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influenzierter Ladungsdichte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influenzierte Ladungsdichte ist die Ladungsdichte, welche die Bildladung stellt. Integriert man über die gesamte Oberfläche erhält man also genau die Bildladung.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37">Was ist eine Bildkraft? Wie groß ist diese für eine Punktladung </text:span><text:span text:style-name="T38">q</text:span><text:span text:style-name="T37"> vor einer unendlich ausgedehnten, geerdeten Metallplatte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urch die von der Punktladung <text:span text:style-name="T1">q</text:span> in der Metallplatte influenzierte Flächenladung σ wird auf die Punktladung selbst eine Kraft ausgeübt.</text:p>
            <text:p><text:span text:style-name="T39">F</text:span> entspricht der Coulomb-Kraft, welche die fiktive Bildladung <text:span text:style-name="T1">q</text:span><text:span text:style-name="T4">B</text:span> bei <text:span text:style-name="T3">r</text:span>'<text:span text:style-name="T4">B</text:span> auf die Ladung <text:span text:style-name="T1">q</text:span> bei <text:span text:style-name="T3">r</text:span>' ausüben würde. Sie wirkt stets anziehend.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9" draw:layer="layout" svg:width="25.199cm" svg:height="3.506cm" svg:x="1.4cm" svg:y="0.832cm" presentation:class="title" presentation:user-transformed="true">
          <draw:text-box>
            <text:p><text:span text:style-name="T40">Eine Punktladung </text:span><text:span text:style-name="T41">q</text:span><text:span text:style-name="T40"> befinde sich im Abstand </text:span><text:span text:style-name="T41">r</text:span><text:span text:style-name="T40"> vom Mittelpunkt einer geerdeten Metallkugel vom Radius R (</text:span><text:span text:style-name="T41">r</text:span><text:span text:style-name="T40"> &gt; R). Wie groß ist die gesamte, auf der Kugel influenzierte Flächenladung? Ist die Bildkraft anziehend oder abstoßend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 der Flächenladungsdichte <text:span text:style-name="T18">σ</text:span><text:span text:style-name="T14"> erhält man für die Flächenladung:</text:span></text:p>
            <text:p><text:span text:style-name="T14"/></text:p>
            <text:p><text:span text:style-name="T14"/></text:p>
            <text:p/>
            <text:p>Die Bildkraft entspricht der normalen Coulomb-Kraft zwischen Ladung und Bildladung:</text:p>
            <text:p/>
            <text:p/>
            <text:p>Die Bildkraft ist stets anziehend.</text:p>
          </draw:text-box>
        </draw:frame>
        <draw:frame draw:style-name="gr2" draw:text-style-name="P1" draw:layer="layout" svg:width="8.031cm" svg:height="2.564cm" svg:x="9.984cm" svg:y="12.217cm">
          <text:p/>
          <draw:object xlink:href="../Bildkraft%20vor%20einer%20geerdeten%20metallischen%20Kugel.odf" xlink:type="simple" xlink:show="embed" xlink:actuate="onLoad"/>
          <draw:image xlink:href="./ObjectReplacements/Object 70" xlink:type="simple" xlink:show="embed" xlink:actuate="onLoad"/>
        </draw:frame>
        <draw:frame draw:style-name="gr2" draw:text-style-name="P1" draw:layer="layout" svg:width="9.738cm" svg:height="2.302cm" svg:x="9.13cm" svg:y="7.548cm">
          <text:p/>
          <draw:object xlink:href="../Flächenladung%20einer%20geerdeten%20metallischen%20Kugel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as Symbol für die Flächenladungsdichte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in kleines sigma ( <text:span text:style-name="T18">σ</text:span><text:span text:style-name="T8"> </text:span><text:span text:style-name="T14">). Integriert man über die gesamte Fläche </text:span><text:span text:style-name="T18">σ</text:span><text:span text:style-name="T14"> d</text:span><text:span text:style-name="T16">f</text:span><text:span text:style-name="T24"> erhält man die Flächenladung </text:span><text:span text:style-name="T16">q</text:span><text:span text:style-name="T2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7">n</text:span>(<text:span text:style-name="T1">x</text:span>) orthonormal?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/>
            <text:p/>
            <text:p>Für <text:span text:style-name="T1">U</text:span><text:span text:style-name="T7">n</text:span>(<text:span text:style-name="T1">x</text:span>), <text:span text:style-name="T1">n</text:span> = 1,2,3... : reelle oder komplexe, quadratintegrable Funktionen auf dem Intervall [<text:span text:style-name="T1">a</text:span>,<text:span text:style-name="T1">b</text:span>]</text:p>
          </draw:text-box>
        </draw:frame>
        <draw:frame draw:style-name="gr2" draw:text-style-name="P1" draw:layer="layout" svg:width="8.959cm" svg:height="2.51cm" svg:x="9.52cm" svg:y="8.444cm">
          <text:p/>
          <draw:object xlink:href="../Orthonormalität.odf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spricht man von Konvergenz im Mittel? Wann tritt dies auf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Falls</text:p>
            <text:p/>
            <text:p/>
            <text:p>Dies ist bei vollständigen Funktionensystemen der Fall</text:p>
          </draw:text-box>
        </draw:frame>
        <draw:frame draw:style-name="gr2" draw:text-style-name="P1" draw:layer="layout" svg:width="10.471cm" svg:height="2.51cm" svg:x="8.764cm" svg:y="9.544cm">
          <text:p/>
          <draw:object xlink:href="../Konvergenz%20im%20Mittel.odf" xlink:type="simple" xlink:show="embed" xlink:actuate="onLoad"/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7">n</text:span>(<text:span text:style-name="T1">x</text:span>) vollständig?</text:p>
          </draw:text-box>
        </draw:frame>
        <draw:frame presentation:style-name="pr2" draw:text-style-name="P6" draw:layer="layout" svg:width="25.199cm" svg:height="12.179cm" svg:x="1.4cm" svg:y="6.415cm" presentation:class="subtitle" presentation:user-transformed="true">
          <draw:text-box>
            <text:p text:style-name="P6">Es sei <text:span text:style-name="T1">f</text:span>(<text:span text:style-name="T1">x</text:span>) eine quadratintegrable Funktion und<text:tab/><text:tab/><text:tab/><text:tab/></text:p>
            <text:p text:style-name="P6">Gesucht werden die <text:span text:style-name="T1">c</text:span><text:span text:style-name="T7">n</text:span>, mit denen <text:span text:style-name="T1">f</text:span><text:span text:style-name="T7">N</text:span>(<text:span text:style-name="T1">x</text:span>) die vorgegebene Funktion <text:span text:style-name="T1">f</text:span>(<text:span text:style-name="T1">x</text:span>) möglichst gut approximiert, also dass<text:tab/><text:tab/><text:tab/><text:tab/><text:tab/><text:tab/><text:tab/><text:tab/><text:tab/></text:p>
            <text:p text:style-name="P6">Man findet für <text:span text:style-name="T1">c</text:span><text:span text:style-name="T7">n</text:span>:<text:tab/><text:tab/><text:tab/><text:tab/><text:tab/><text:tab/><text:tab/></text:p>
            <text:p text:style-name="P6">Ein orthonormales Funktionensystem <text:span text:style-name="T1">U</text:span><text:span text:style-name="T7">n</text:span>(<text:span text:style-name="T1">x</text:span>), <text:span text:style-name="T1">n</text:span> = 1,2,3... heißt <text:span text:style-name="T6">vollständig</text:span>, falls für <text:span text:style-name="T6">jede</text:span> quadratintegrable Funktion <text:span text:style-name="T1">f</text:span>(<text:span text:style-name="T1">x</text:span>) die Reihe <text:span text:style-name="T1">f</text:span><text:span text:style-name="T7">N</text:span>(<text:span text:style-name="T1">x</text:span>) im Mittel gegen <text:span text:style-name="T1">f</text:span>(<text:span text:style-name="T1">x</text:span>) konvergiert, sodass<text:tab/><text:tab/><text:tab/><text:tab/><text:tab/><text:tab/>mit <text:span text:style-name="T1">c</text:span><text:span text:style-name="T7">n</text:span> gilt.</text:p>
          </draw:text-box>
        </draw:frame>
        <draw:frame draw:style-name="gr2" draw:text-style-name="P1" draw:layer="layout" svg:width="7.361cm" svg:height="2.396cm" svg:x="20.119cm" svg:y="5.901cm">
          <text:p/>
          <draw:object xlink:href="../fN.odf" xlink:type="simple" xlink:show="embed" xlink:actuate="onLoad"/>
          <draw:image xlink:href="./ObjectReplacements/Object 74" xlink:type="simple" xlink:show="embed" xlink:actuate="onLoad"/>
        </draw:frame>
        <draw:frame draw:style-name="gr2" draw:text-style-name="P1" draw:layer="layout" svg:width="11.891cm" svg:height="2.51cm" svg:x="14.954cm" svg:y="9.244cm">
          <text:p/>
          <draw:object xlink:href="../Approximation%20von%20f%20durch%20fN.odf" xlink:type="simple" xlink:show="embed" xlink:actuate="onLoad"/>
          <draw:image xlink:href="./ObjectReplacements/Object 75" xlink:type="simple" xlink:show="embed" xlink:actuate="onLoad"/>
        </draw:frame>
        <draw:frame draw:style-name="gr2" draw:text-style-name="P1" draw:layer="layout" svg:width="8.385cm" svg:height="2.51cm" svg:x="13.907cm" svg:y="10.944cm">
          <text:p/>
          <draw:object xlink:href="../Koeffizienten%20cn.odf" xlink:type="simple" xlink:show="embed" xlink:actuate="onLoad"/>
          <draw:image xlink:href="./ObjectReplacements/Object 76" xlink:type="simple" xlink:show="embed" xlink:actuate="onLoad"/>
        </draw:frame>
        <draw:frame draw:style-name="gr2" draw:text-style-name="P1" draw:layer="layout" svg:width="6.984cm" svg:height="2.032cm" svg:x="13.907cm" svg:y="16.833cm">
          <text:p/>
          <draw:object xlink:href="../Vollständigkeitsbedingung.odf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Vollständigkeitsrelatio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0.165cm" svg:height="2.032cm" svg:x="8.917cm" svg:y="9.483cm">
          <text:p/>
          <draw:object xlink:href="../Vollständigkeitsrelation.odf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Beispiele vollständiger Funktionensysteme.</text:p>
          </draw:text-box>
        </draw:frame>
        <draw:frame presentation:style-name="pr2" draw:layer="layout" svg:width="25.199cm" svg:height="15.009cm" svg:x="1.4cm" svg:y="5.2cm" presentation:class="subtitle" presentation:user-transformed="true">
          <draw:text-box>
            <text:p>Das Funktionensystem:<text:tab/><text:tab/><text:tab/><text:tab/><text:tab/><text:tab/><text:tab/><text:tab/><text:tab/><text:tab/><text:tab/><text:tab/><text:tab/><text:tab/> </text:p>
            <text:p/>
            <text:p/>
            <text:p/>
            <text:p/>
            <text:p>Jede in [-<text:span text:style-name="T1">x</text:span><text:span text:style-name="T4">0</text:span>,<text:span text:style-name="T1">x</text:span><text:span text:style-name="T4">0</text:span>] quadratintegrable Funktion <text:span text:style-name="T1">f</text:span>(<text:span text:style-name="T1">x</text:span>) lässt sich nach diesem entwickeln:</text:p>
            <text:p/>
            <text:p/>
            <text:p/>
            <text:p>Und die Kugelflächenfunktionen</text:p>
            <text:p><text:span text:style-name="T1">Y</text:span><text:span text:style-name="T7">lm</text:span>(<text:span text:style-name="T18">θ</text:span><text:span text:style-name="T8">,</text:span><text:span text:style-name="T18">φ</text:span><text:span text:style-name="T8">) ;</text:span><text:span text:style-name="T8"><text:tab/></text:span><text:span text:style-name="T18">l</text:span><text:span text:style-name="T8"> = 0,1,2,... ,</text:span><text:span text:style-name="T8"><text:tab/></text:span><text:span text:style-name="T18">m</text:span><text:span text:style-name="T8"> = -</text:span><text:span text:style-name="T18">l</text:span><text:span text:style-name="T8">,-</text:span><text:span text:style-name="T18">l</text:span><text:span text:style-name="T8">+1,…,</text:span><text:span text:style-name="T18">l</text:span><text:span text:style-name="T8">-1,</text:span><text:span text:style-name="T18">l</text:span><text:span text:style-name="T26"> ,</text:span></text:p>
            <text:p>die Eigenfunktionen der Operatoren <text:span text:style-name="T8">Δ</text:span><text:span text:style-name="T42">θ</text:span><text:span text:style-name="T43">,</text:span><text:span text:style-name="T42">φ</text:span> und<text:tab/><text:tab/> des Laplace-Operators in Kugelkoordinaten</text:p>
          </draw:text-box>
        </draw:frame>
        <draw:frame draw:style-name="gr2" draw:text-style-name="P1" draw:layer="layout" svg:width="1.869cm" svg:height="1.646cm" svg:x="18.665cm" svg:y="17.776cm">
          <text:p/>
          <draw:object xlink:href="../Operator%202.odf" xlink:type="simple" xlink:show="embed" xlink:actuate="onLoad"/>
          <draw:image xlink:href="./ObjectReplacements/Object 79" xlink:type="simple" xlink:show="embed" xlink:actuate="onLoad"/>
        </draw:frame>
        <draw:frame draw:style-name="gr2" draw:text-style-name="P1" draw:layer="layout" svg:width="18.089cm" svg:height="4.85cm" svg:x="9.455cm" svg:y="5.174cm">
          <text:p/>
          <draw:object xlink:href="../Funktion%201.odf" xlink:type="simple" xlink:show="embed" xlink:actuate="onLoad"/>
          <draw:image xlink:href="./ObjectReplacements/Object 80" xlink:type="simple" xlink:show="embed" xlink:actuate="onLoad"/>
        </draw:frame>
        <draw:frame draw:style-name="gr2" draw:text-style-name="P1" draw:layer="layout" svg:width="16.892cm" svg:height="2.829cm" svg:x="5.553cm" svg:y="12.685cm">
          <text:p/>
          <draw:object xlink:href="../Fourier-Reihe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Laplace-Operator in Kugelkoordinaten?</text:p>
          </draw:text-box>
        </draw:frame>
        <draw:frame presentation:style-name="pr5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4.236cm" svg:height="5.705cm" svg:x="6.881cm" svg:y="7.647cm">
          <text:p/>
          <draw:object xlink:href="../Laplace-Operator%20in%20Kugelkoordinaten.odf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10"><text:span text:style-name="T44">Wie lauten die Eigenfunktionen der Operatoren Δ</text:span><text:span text:style-name="T45">ϑ</text:span><text:span text:style-name="T46">,</text:span><text:span text:style-name="T45">φ</text:span><text:span text:style-name="T44"> und</text:span><text:span text:style-name="T44"><text:tab/></text:span><text:span text:style-name="T44"><text:tab/></text:span><text:span text:style-name="T44"><text:tab/></text:span><text:span text:style-name="T44">des Laplace-Operators in Kugelkoordinaten?</text:span></text:p>
          </draw:text-box>
        </draw:frame>
        <draw:frame presentation:style-name="pr5" draw:text-style-name="P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.801cm" svg:height="1.646cm" svg:x="3.699cm" svg:y="2.726cm">
          <text:p/>
          <draw:object xlink:href="../Operator%202.odf" xlink:type="simple" xlink:show="embed" xlink:actuate="onLoad"/>
          <draw:image xlink:href="./ObjectReplacements/Object 83" xlink:type="simple" xlink:show="embed" xlink:actuate="onLoad"/>
        </draw:frame>
        <draw:frame draw:style-name="gr2" draw:text-style-name="P1" draw:layer="layout" svg:width="12.771cm" svg:height="3.931cm" svg:x="7.614cm" svg:y="8.534cm">
          <text:p/>
          <draw:object xlink:href="../Eigenfunktionen%20der%20Operatoren%20DELTA%20theta,%20phi%20und%20i%20partial--partial%20phi%20des%20Laplace-Operators%20in%20Kugelkoordinaten.odf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Separationsansatz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Lösung der Laplace-Gleichung in Kugelkoordina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text-style-name="P11" draw:layer="layout" svg:width="25.199cm" svg:height="3.506cm" svg:x="1.4cm" svg:y="0.841cm" presentation:class="title" presentation:user-transformed="true">
          <draw:text-box>
            <text:p><text:span text:style-name="T47">Welches vollständige Funktionensystem bietet sich zur Lösung der Laplace-Gleichung bei Randbedingungen mit azimutaler Symmetrie an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sphärischen Multipolmomen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t das makroskopische mit dem mikroskopischen elektrischen Feld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makroskopischen Polaris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en dielektrische Verschiebung, elektrisches Feld und Polarisation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<text:span text:style-name="T3">D</text:span> und <text:span text:style-name="T3">E</text:span>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der Elektrostatik in der Mater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gentliche Messgröße: <text:span text:style-name="T3">D</text:span> oder <text:span text:style-name="T3">E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formationspolarisation, was unter Orientierungspolarisatio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-, Para- und Ferroelektrika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ische Suszeptibilität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Suszeptibilität und Dielektrizitätskonstan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Beschreiben Sie die Bedeutung der molekularen Polarisierbarkeit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Clausius-Mossotti-Formel? Skizzieren Sie die Herleitung dieser Formel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elektrostatische Feldenergie im materieerfüllten Rau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4" svg:font-family="Ebrima"/>
    <style:font-face style:name="Ebrima3" svg:font-family="Ebrima" style:font-adornments="Regular"/>
    <style:font-face style:name="Ebrima5" svg:font-family="Ebrima" style:font-adornments="Standard"/>
    <style:font-face style:name="Mangal2" svg:font-family="Mangal"/>
    <style:font-face style:name="F" svg:font-family="" style:font-family-generic="roman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6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2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5T15:03:12.629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485"/>
  </office:meta>
</office:document-meta>
</file>